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415cm"/>
    </style:style>
    <style:style style:name="co2" style:family="table-column">
      <style:table-column-properties fo:break-before="auto" style:column-width="2.75cm"/>
    </style:style>
    <style:style style:name="co3" style:family="table-column">
      <style:table-column-properties fo:break-before="auto" style:column-width="2.776cm"/>
    </style:style>
    <style:style style:name="co4" style:family="table-column">
      <style:table-column-properties fo:break-before="auto" style:column-width="4.307cm"/>
    </style:style>
    <style:style style:name="co5" style:family="table-column">
      <style:table-column-properties fo:break-before="auto" style:column-width="4.112cm"/>
    </style:style>
    <style:style style:name="co6" style:family="table-column">
      <style:table-column-properties fo:break-before="auto" style:column-width="3.72cm"/>
    </style:style>
    <style:style style:name="co7" style:family="table-column">
      <style:table-column-properties fo:break-before="auto" style:column-width="4.657cm"/>
    </style:style>
    <style:style style:name="co8" style:family="table-column">
      <style:table-column-properties fo:break-before="auto" style:column-width="5.664cm"/>
    </style:style>
    <style:style style:name="co9" style:family="table-column">
      <style:table-column-properties fo:break-before="auto" style:column-width="3.212cm"/>
    </style:style>
    <style:style style:name="co10" style:family="table-column">
      <style:table-column-properties fo:break-before="auto" style:column-width="2.545cm"/>
    </style:style>
    <style:style style:name="co11" style:family="table-column">
      <style:table-column-properties fo:break-before="auto" style:column-width="3.24cm"/>
    </style:style>
    <style:style style:name="co12" style:family="table-column">
      <style:table-column-properties fo:break-before="auto" style:column-width="7.135cm"/>
    </style:style>
    <style:style style:name="co13" style:family="table-column">
      <style:table-column-properties fo:break-before="auto" style:column-width="3.076cm"/>
    </style:style>
    <style:style style:name="co14" style:family="table-column">
      <style:table-column-properties fo:break-before="auto" style:column-width="2.741cm"/>
    </style:style>
    <style:style style:name="co15" style:family="table-column">
      <style:table-column-properties fo:break-before="auto" style:column-width="7.244cm"/>
    </style:style>
    <style:style style:name="co16" style:family="table-column">
      <style:table-column-properties fo:break-before="auto" style:column-width="3.866cm"/>
    </style:style>
    <style:style style:name="co17" style:family="table-column">
      <style:table-column-properties fo:break-before="auto" style:column-width="3.161cm"/>
    </style:style>
    <style:style style:name="co18" style:family="table-column">
      <style:table-column-properties fo:break-before="auto" style:column-width="3.328cm"/>
    </style:style>
    <style:style style:name="co19" style:family="table-column">
      <style:table-column-properties fo:break-before="auto" style:column-width="4.166cm"/>
    </style:style>
    <style:style style:name="co20" style:family="table-column">
      <style:table-column-properties fo:break-before="auto" style:column-width="2.26cm"/>
    </style:style>
    <style:style style:name="co21" style:family="table-column">
      <style:table-column-properties fo:break-before="auto" style:column-width="3.221cm"/>
    </style:style>
    <style:style style:name="co22" style:family="table-column">
      <style:table-column-properties fo:break-before="auto" style:column-width="3.157cm"/>
    </style:style>
    <style:style style:name="co23" style:family="table-column">
      <style:table-column-properties fo:break-before="auto" style:column-width="2.505cm"/>
    </style:style>
    <style:style style:name="co24" style:family="table-column">
      <style:table-column-properties fo:break-before="auto" style:column-width="1.797cm"/>
    </style:style>
    <style:style style:name="co25" style:family="table-column">
      <style:table-column-properties fo:break-before="auto" style:column-width="1.988cm"/>
    </style:style>
    <style:style style:name="co26" style:family="table-column">
      <style:table-column-properties fo:break-before="auto" style:column-width="1.566cm"/>
    </style:style>
    <style:style style:name="co27" style:family="table-column">
      <style:table-column-properties fo:break-before="auto" style:column-width="2.154cm"/>
    </style:style>
    <style:style style:name="co28" style:family="table-column">
      <style:table-column-properties fo:break-before="auto" style:column-width="2.574cm"/>
    </style:style>
    <style:style style:name="co29" style:family="table-column">
      <style:table-column-properties fo:break-before="auto" style:column-width="3.104cm"/>
    </style:style>
    <style:style style:name="co30" style:family="table-column">
      <style:table-column-properties fo:break-before="auto" style:column-width="3.295cm"/>
    </style:style>
    <style:style style:name="co31" style:family="table-column">
      <style:table-column-properties fo:break-before="auto" style:column-width="2.078cm"/>
    </style:style>
    <style:style style:name="co32" style:family="table-column">
      <style:table-column-properties fo:break-before="auto" style:column-width="2.514cm"/>
    </style:style>
    <style:style style:name="co33" style:family="table-column">
      <style:table-column-properties fo:break-before="auto" style:column-width="1.774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font-name="Arial" fo:font-weight="normal" style:font-name-asian="WenQuanYi Micro Hei" style:font-weight-asian="bold" style:font-name-complex="Calibri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5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7" style:family="table-cell" style:parent-style-name="Default" style:data-style-name="N512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8" style:family="table-cell" style:parent-style-name="Default" style:data-style-name="N512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Arial1" style:font-name-asian="WenQuanYi Micro Hei" style:font-name-complex="Lohit Hindi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12" style:family="table-cell" style:parent-style-name="Default" style:data-style-name="N138">
      <style:table-cell-properties style:glyph-orientation-vertical="0" fo:background-color="#c0c0c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3" style:family="table-cell" style:parent-style-name="Default" style:data-style-name="N138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4" style:family="table-cell" style:parent-style-name="Default" style:data-style-name="N138"/>
    <style:style style:name="ce15" style:family="table-cell" style:parent-style-name="Default" style:data-style-name="N138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16" style:family="table-cell" style:parent-style-name="Default" style:data-style-name="N138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17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18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9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20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2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2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2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font-weight="bold" style:font-weight-asian="bold" style:font-weight-complex="bold"/>
    </style:style>
    <style:style style:name="ce2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/>
    </style:style>
    <style:style style:name="ce27" style:family="table-cell" style:parent-style-name="Default">
      <style:table-cell-properties fo:background-color="transparent"/>
      <style:text-properties style:use-window-font-color="true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5" table:default-cell-style-name="ce2"/>
        <table:table-column table:style-name="co17" table:number-columns-repeated="2" table:default-cell-style-name="ce2"/>
        <table:table-column table:style-name="co18" table:number-columns-repeated="3" table:default-cell-style-name="ce2"/>
        <table:table-column table:style-name="co19" table:default-cell-style-name="ce2"/>
        <table:table-column table:style-name="co20" table:default-cell-style-name="ce13"/>
        <table:table-column table:style-name="co14" table:default-cell-style-name="ce19"/>
        <table:table-column table:style-name="co21" table:default-cell-style-name="ce23"/>
        <table:table-column table:style-name="co22" table:default-cell-style-name="ce19"/>
        <table:table-column table:style-name="co23" table:default-cell-style-name="ce19"/>
        <table:table-column table:style-name="co24" table:default-cell-style-name="ce19"/>
        <table:table-column table:style-name="co25" table:default-cell-style-name="ce19"/>
        <table:table-column table:style-name="co26" table:default-cell-style-name="ce19"/>
        <table:table-column table:style-name="co27" table:default-cell-style-name="ce19"/>
        <table:table-column table:style-name="co28" table:default-cell-style-name="ce19"/>
        <table:table-column table:style-name="co26" table:default-cell-style-name="ce19"/>
        <table:table-column table:style-name="co27" table:default-cell-style-name="ce23"/>
        <table:table-column table:style-name="co29" table:default-cell-style-name="ce19"/>
        <table:table-column table:style-name="co30" table:default-cell-style-name="ce2"/>
        <table:table-column table:style-name="co31" table:default-cell-style-name="Default"/>
        <table:table-column table:style-name="co32" table:default-cell-style-name="Default"/>
        <table:table-column table:style-name="co33" table:number-columns-repeated="983" table:default-cell-style-name="Default"/>
        <table:table-row table:style-name="ro1">
          <table:table-cell table:style-name="ce1" office:value-type="string">
            <text:p>Item No</text:p>
          </table:table-cell>
          <table:table-cell table:style-name="ce5" office:value-type="string">
            <text:p>Invoice. No</text:p>
          </table:table-cell>
          <table:table-cell table:style-name="ce5" office:value-type="string">
            <text:p>Invoice Date</text:p>
          </table:table-cell>
          <table:table-cell table:style-name="ce5" office:value-type="string">
            <text:p>Billing Type</text:p>
          </table:table-cell>
          <table:table-cell table:style-name="ce5" office:value-type="string">
            <text:p>Distribution Channel</text:p>
          </table:table-cell>
          <table:table-cell table:style-name="ce5" office:value-type="string">
            <text:p>Destination Country</text:p>
          </table:table-cell>
          <table:table-cell table:style-name="ce5" office:value-type="string">
            <text:p>Sales Region</text:p>
          </table:table-cell>
          <table:table-cell table:style-name="ce5" office:value-type="string">
            <text:p>City Name</text:p>
          </table:table-cell>
          <table:table-cell table:style-name="ce5" office:value-type="string">
            <text:p>Purchase Order</text:p>
          </table:table-cell>
          <table:table-cell table:style-name="ce5" office:value-type="string">
            <text:p>Purchase Order Date</text:p>
          </table:table-cell>
          <table:table-cell table:style-name="ce5" office:value-type="string">
            <text:p>Sales Order</text:p>
          </table:table-cell>
          <table:table-cell table:style-name="ce5" office:value-type="string">
            <text:p>Delivery No</text:p>
          </table:table-cell>
          <table:table-cell table:style-name="ce5" office:value-type="string">
            <text:p>Material</text:p>
          </table:table-cell>
          <table:table-cell table:style-name="ce5" office:value-type="string">
            <text:p>Material Description</text:p>
          </table:table-cell>
          <table:table-cell table:style-name="ce9" office:value-type="string">
            <text:p>Application</text:p>
          </table:table-cell>
          <table:table-cell table:style-name="ce5" office:value-type="string">
            <text:p>Customer No</text:p>
          </table:table-cell>
          <table:table-cell table:style-name="ce5" office:value-type="string">
            <text:p>Customer Name</text:p>
          </table:table-cell>
          <table:table-cell table:style-name="ce5" office:value-type="string">
            <text:p>Consignee No</text:p>
          </table:table-cell>
          <table:table-cell table:style-name="ce5" office:value-type="string">
            <text:p>Consignee Name</text:p>
          </table:table-cell>
          <table:table-cell table:style-name="ce5" office:value-type="string">
            <text:p>Transport</text:p>
          </table:table-cell>
          <table:table-cell table:style-name="ce5" office:value-type="string">
            <text:p>LR Number</text:p>
          </table:table-cell>
          <table:table-cell table:style-name="ce5" office:value-type="string">
            <text:p>Truck No</text:p>
          </table:table-cell>
          <table:table-cell table:style-name="ce5" office:value-type="string">
            <text:p>Booked To</text:p>
          </table:table-cell>
          <table:table-cell table:style-name="ce5" office:value-type="string">
            <text:p>Cus. Grp</text:p>
          </table:table-cell>
          <table:table-cell table:style-name="ce5" office:value-type="string">
            <text:p>Payment Term</text:p>
          </table:table-cell>
          <table:table-cell table:style-name="ce12" office:value-type="string">
            <text:p>Quantity</text:p>
          </table:table-cell>
          <table:table-cell table:style-name="ce18" office:value-type="string">
            <text:p>Unit Price</text:p>
          </table:table-cell>
          <table:table-cell table:style-name="ce22" office:value-type="string">
            <text:p>UOM</text:p>
          </table:table-cell>
          <table:table-cell table:style-name="ce18" office:value-type="string">
            <text:p>Basic Price</text:p>
          </table:table-cell>
          <table:table-cell table:style-name="ce18" office:value-type="string">
            <text:p>Excise Duty</text:p>
          </table:table-cell>
          <table:table-cell table:style-name="ce18" office:value-type="string">
            <text:p>CST</text:p>
          </table:table-cell>
          <table:table-cell table:style-name="ce18" office:value-type="string">
            <text:p>VAT</text:p>
          </table:table-cell>
          <table:table-cell table:style-name="ce18" office:value-type="string">
            <text:p>TCS</text:p>
          </table:table-cell>
          <table:table-cell table:style-name="ce18" office:value-type="string">
            <text:p>Freight</text:p>
          </table:table-cell>
          <table:table-cell table:style-name="ce18" office:value-type="string">
            <text:p>Insurance</text:p>
          </table:table-cell>
          <table:table-cell table:style-name="ce18" office:value-type="string">
            <text:p>Others</text:p>
          </table:table-cell>
          <table:table-cell table:style-name="ce22" office:value-type="string">
            <text:p>Curr(DOC)</text:p>
          </table:table-cell>
          <table:table-cell table:style-name="ce18" office:value-type="string">
            <text:p>Value(INR)</text:p>
          </table:table-cell>
          <table:table-cell table:style-name="ce5" office:value-type="string">
            <text:p>Order Reason</text:p>
          </table:table-cell>
          <table:table-cell table:style-name="ce5" office:value-type="string">
            <text:p>Form Type</text:p>
          </table:table-cell>
          <table:table-cell table:style-name="ce5" office:value-type="string">
            <text:p>Form Number</text:p>
          </table:table-cell>
          <table:table-cell table:style-name="ce5" office:value-type="string">
            <text:p>Form Date</text:p>
          </table:table-cell>
          <table:table-cell table:number-columns-repeated="982"/>
        </table:table-row>
        <table:table-row-group>
          <table:table-row-group>
            <table:table-row-group>
              <table:table-row table:style-name="ro1">
                <table:table-cell/>
                <table:table-cell table:style-name="ce6" office:value-type="string">
                  <text:p><text:a xlink:href="python://for%20each=%22seq,line%20in%20enumerate(get_invoice())%22" xlink:type="simple">for</text:a></text:p>
                </table:table-cell>
                <table:table-cell table:style-name="ce7"/>
                <table:table-cell table:number-columns-repeated="6"/>
                <table:table-cell table:style-name="ce7"/>
                <table:table-cell table:number-columns-repeated="29"/>
                <table:table-cell table:style-name="ce2" table:number-columns-repeated="3"/>
                <table:table-cell table:number-columns-repeated="982"/>
              </table:table-row>
              <table:table-row table:style-name="ro1">
                <table:table-cell/>
                <table:table-cell table:style-name="ce6" office:value-type="string">
                  <text:p><text:a xlink:href="python://for%20each=%22order_line%20in%20(line.invoice_id.sale_id%20and%20line.invoice_id.sale_id.order_line%20or%20'')%22" xlink:type="simple">for sale line</text:a></text:p>
                </table:table-cell>
                <table:table-cell table:style-name="ce7"/>
                <table:table-cell table:number-columns-repeated="6"/>
                <table:table-cell table:style-name="ce7"/>
                <table:table-cell table:number-columns-repeated="29"/>
                <table:table-cell table:style-name="ce2" table:number-columns-repeated="3"/>
                <table:table-cell table:number-columns-repeated="982"/>
              </table:table-row>
              <table:table-row table:style-name="ro1">
                <table:table-cell office:value-type="string">
                  <text:p><text:a xlink:href="python://seq+1" xlink:type="simple">seq</text:a></text:p>
                </table:table-cell>
                <table:table-cell office:value-type="string">
                  <text:p><text:a xlink:href="python://line.invoice_id.vvt_number%20or%20''" xlink:type="simple">invoice no</text:a></text:p>
                </table:table-cell>
                <table:table-cell office:value-type="string">
                  <text:p><text:a xlink:href="python://convert_date(line.invoice_id.date_invoice%20or%20'')" xlink:type="simple">invoice_date</text:a></text:p>
                </table:table-cell>
                <table:table-cell office:value-type="string">
                  <text:p><text:a xlink:href="python://get_order_type(line.invoice_id.sale_id%20and%20line.invoice_id.sale_id.order_type%20or%20'')" xlink:type="simple">order_type</text:a></text:p>
                </table:table-cell>
                <table:table-cell office:value-type="string">
                  <text:p><text:a xlink:href="python://line.invoice_id.sale_id%20and%20line.invoice_id.sale_id.distribution_channel.name%20or%20''" xlink:type="simple">distribution</text:a></text:p>
                </table:table-cell>
                <table:table-cell office:value-type="string">
                  <text:p><text:a xlink:href="python://line.invoice_id.partner_id%20and%20line.invoice_id.partner_id.country_id.name%20or%20''" xlink:type="simple">country_id</text:a></text:p>
                </table:table-cell>
                <table:table-cell office:value-type="string">
                  <text:p><text:a xlink:href="python://line.invoice_id.partner_id%20and%20line.invoice_id.partner_id.state_id.name%20or%20''" xlink:type="simple">state_id</text:a></text:p>
                </table:table-cell>
                <table:table-cell office:value-type="string">
                  <text:p><text:a xlink:href="python://line.invoice_id.partner_id%20and%20line.invoice_id.partner_id.city%20or%20''" xlink:type="simple">city</text:a></text:p>
                </table:table-cell>
                <table:table-cell office:value-type="string">
                  <text:p><text:s/><text:a xlink:href="python://line.invoice_id.sale_id%20and%20line.invoice_id.sale_id.po_number%20or%20''" xlink:type="simple">po_date</text:a></text:p>
                </table:table-cell>
                <table:table-cell office:value-type="string">
                  <text:p><text:a xlink:href="python://convert_date(line.invoice_id.sale_id%20and%20line.invoice_id.sale_id.po_date%20or%20'')" xlink:type="simple">po_date</text:a></text:p>
                </table:table-cell>
                <table:table-cell office:value-type="string">
                  <text:p><text:a xlink:href="python://line.invoice_id.sale_id%20and%20line.invoice_id.sale_id.name%20or%20''" xlink:type="simple">sale</text:a></text:p>
                </table:table-cell>
                <table:table-cell office:value-type="string">
                  <text:p><text:a xlink:href="python://line.invoice_id.delivery_order_id%20and%20line.invoice_id.delivery_order_id.name%20or%20''" xlink:type="simple">DO</text:a></text:p>
                </table:table-cell>
                <table:table-cell office:value-type="string">
                  <text:p><text:a xlink:href="python://line.product_id%20and%20line.product_id.default_code%20or%20''" xlink:type="simple">product code</text:a></text:p>
                </table:table-cell>
                <table:table-cell office:value-type="string">
                  <text:p><text:a xlink:href="python://line.product_id%20and%20line.product_id.name%20or%20''" xlink:type="simple">product name</text:a></text:p>
                </table:table-cell>
                <table:table-cell office:value-type="string">
                  <text:p><text:a xlink:href="python://line.application_id%20and%20line.application_id.name%20or%20''" xlink:type="simple">application</text:a></text:p>
                </table:table-cell>
                <table:table-cell office:value-type="string">
                  <text:p><text:a xlink:href="python://line.invoice_id.partner_id%20and%20line.invoice_id.partner_id.customer_code%20or%20''" xlink:type="simple">cus code</text:a></text:p>
                </table:table-cell>
                <table:table-cell office:value-type="string">
                  <text:p><text:a xlink:href="python://line.invoice_id.partner_id%20and%20line.invoice_id.partner_id.name%20or%20''" xlink:type="simple">cus name</text:a></text:p>
                </table:table-cell>
                <table:table-cell office:value-type="string">
                  <text:p><text:a xlink:href="python://order_line.name_consignee_id%20and%20order_line.name_consignee_id.customer_code%20or%20''" xlink:type="simple">consignee Code</text:a></text:p>
                </table:table-cell>
                <table:table-cell office:value-type="string">
                  <text:p><text:a xlink:href="python://order_line.name_consignee_id%20and%20order_line.name_consignee_id.name%20or%20''" xlink:type="simple">consignee name</text:a></text:p>
                </table:table-cell>
                <table:table-cell table:style-name="ce10" office:value-type="string">
                  <text:p><text:span text:style-name="T1"><text:s/></text:span><text:span text:style-name="T1"><text:a xlink:href="python://line.invoice_id.delivery_order_id%20and%20line.invoice_id.delivery_order_id.transporter%20or%20''" xlink:type="simple">transporter</text:a></text:span></text:p>
                </table:table-cell>
                <table:table-cell office:value-type="string">
                  <text:p><text:s/><text:a xlink:href="python://line.invoice_id%20and%20line.invoice_id.lr_no%20or%20''" xlink:type="simple">lr no</text:a></text:p>
                </table:table-cell>
                <table:table-cell table:style-name="ce10" office:value-type="string">
                  <text:p><text:span text:style-name="T1"><text:s/></text:span><text:span text:style-name="T1"><text:a xlink:href="python://line.invoice_id.delivery_order_id%20and%20line.invoice_id.delivery_order_id.truck%20or%20''" xlink:type="simple">truck</text:a></text:span></text:p>
                </table:table-cell>
                <table:table-cell table:style-name="ce10" office:value-type="string">
                  <text:p><text:span text:style-name="T1"><text:s/></text:span><text:span text:style-name="T1"><text:a xlink:href="python://line.invoice_id%20and%20line.invoice_id.booked_to%20or%20''" xlink:type="simple">lr no</text:a></text:span></text:p>
                </table:table-cell>
                <table:table-cell office:value-type="string">
                  <text:p><text:a xlink:href="python://get_customer_group(line.invoice_id.partner_id%20and%20line.invoice_id.partner_id.arulmani_type%20or%20'')" xlink:type="simple">group</text:a></text:p>
                </table:table-cell>
                <table:table-cell table:style-name="ce10" office:value-type="string">
                  <text:p><text:span text:style-name="T1"><text:a xlink:href="python://line.invoice_id.payment_term%20and%20line.invoice_id.payment_term.name%20or%20''" xlink:type="simple">PaymentTerm</text:a></text:span></text:p>
                </table:table-cell>
                <table:table-cell office:value-type="string">
                  <text:p><text:a xlink:href="python://line.quantity%20or%200" xlink:type="simple">qty</text:a></text:p>
                </table:table-cell>
                <table:table-cell office:value-type="string">
                  <text:p><text:a xlink:href="python://line.price_unit%20or%20''" xlink:type="simple">UnitPrice</text:a></text:p>
                </table:table-cell>
                <table:table-cell office:value-type="string">
                  <text:p><text:a xlink:href="python://line.uos_id%20and%20line.uos_id.name%20or%20''" xlink:type="simple">uom</text:a></text:p>
                </table:table-cell>
                <table:table-cell office:value-type="string">
                  <text:p><text:a xlink:href="python://line.quantity*line.price_unit%20or%200.0" xlink:type="simple">basic</text:a></text:p>
                </table:table-cell>
                <table:table-cell office:value-type="string">
                  <text:p><text:a xlink:href="python://round(line.quantity*line.price_unit*(line.invoice_id.excise_duty_id%20and%20line.invoice_id.excise_duty_id.amount%20or%200.0)/100,2)" xlink:type="simple">ed amount</text:a></text:p>
                </table:table-cell>
                <table:table-cell office:value-type="string">
                  <text:p><text:a xlink:href="python://get_cst_tax(line.invoice_id.sale_tax_id,%20line.invoice_id.amount_untaxed)%20or%200.0" xlink:type="simple">CST</text:a></text:p>
                </table:table-cell>
                <table:table-cell office:value-type="string">
                  <text:p><text:a xlink:href="python://get_vat_tax(line.invoice_id.sale_tax_id,%20line.invoice_id.amount_untaxed)%20or%200.0" xlink:type="simple">VAT</text:a></text:p>
                </table:table-cell>
                <table:table-cell office:value-type="string">
                  <text:p><text:a xlink:href="python://get_tcs_tax(line.invoice_id.sale_tax_id,%20line.invoice_id.amount_untaxed)%20or%200.0" xlink:type="simple">TCS</text:a></text:p>
                </table:table-cell>
                <table:table-cell office:value-type="string">
                  <text:p><text:a xlink:href="python://(line.freight%20*%20line.quantity)%20or%200.00" xlink:type="simple">freight</text:a></text:p>
                </table:table-cell>
                <table:table-cell office:value-type="string">
                  <text:p><text:a xlink:href="python://(line.insurance%20*%20line.quantity)%20or%200.00" xlink:type="simple">insur</text:a></text:p>
                </table:table-cell>
                <table:table-cell office:value-type="string">
                  <text:p><text:a xlink:href="python://line.invoice_id.other_charges%20or%200.0" xlink:type="simple">other</text:a></text:p>
                </table:table-cell>
                <table:table-cell office:value-type="string">
                  <text:p><text:a xlink:href="python://line.invoice_id.currency_id%20and%20line.invoice_id.currency_id.name%20or%20''" xlink:type="simple">currency</text:a></text:p>
                </table:table-cell>
                <table:table-cell office:value-type="string">
                  <text:p><text:a xlink:href="python://line.invoice_id.amount_total_inr%20or%200.0" xlink:type="simple">total_inr</text:a></text:p>
                </table:table-cell>
                <table:table-cell office:value-type="string">
                  <text:p><text:a xlink:href="python://line.invoice_id.other_info%20or%20''" xlink:type="simple">other rs</text:a></text:p>
                </table:table-cell>
                <table:table-cell table:style-name="ce2" office:value-type="string">
                  <text:p><text:a xlink:href="python://get_form_type(line.invoice_id.form_type) or ''" xlink:type="simple">form type</text:a></text:p>
                </table:table-cell>
                <table:table-cell table:style-name="ce2" office:value-type="string">
                  <text:p><text:a xlink:href="python://line.invoice_id.form_number or ''" xlink:type="simple">form_number</text:a></text:p>
                </table:table-cell>
                <table:table-cell table:style-name="ce2" office:value-type="string">
                  <text:p><text:a xlink:href="python://convert_date(line.invoice_id.form_date) or ''" xlink:type="simple">form_date</text:a></text:p>
                </table:table-cell>
                <table:table-cell table:number-columns-repeated="982"/>
              </table:table-row>
              <table:table-row table:style-name="ro1">
                <table:table-cell/>
                <table:table-cell table:style-name="ce6" office:value-type="string">
                  <text:p><text:a xlink:href="python:///for" xlink:type="simple">end for</text:a></text:p>
                </table:table-cell>
                <table:table-cell table:number-columns-repeated="1022"/>
              </table:table-row>
              <table:table-row table:style-name="ro1">
                <table:table-cell/>
                <table:table-cell table:style-name="ce6" office:value-type="string">
                  <text:p><text:a xlink:href="python:///for" xlink:type="simple">end for</text:a></text:p>
                </table:table-cell>
                <table:table-cell table:style-name="ce7"/>
                <table:table-cell table:number-columns-repeated="6"/>
                <table:table-cell table:style-name="ce7"/>
                <table:table-cell table:number-columns-repeated="15"/>
                <table:table-cell table:style-name="ce14"/>
                <table:table-cell table:number-columns-repeated="998"/>
              </table:table-row>
              <table:table-row table:style-name="ro1">
                <table:table-cell/>
                <table:table-cell table:style-name="Default"/>
                <table:table-cell table:style-name="ce7"/>
                <table:table-cell table:number-columns-repeated="6"/>
                <table:table-cell table:style-name="ce7"/>
                <table:table-cell table:number-columns-repeated="14"/>
                <table:table-cell table:style-name="ce11" office:value-type="string">
                  <text:p>Total Quantity</text:p>
                </table:table-cell>
                <table:table-cell office:value-type="string">
                  <text:p><text:a xlink:href="python://round(get_total(get_invoice(),'qty'),3)%20or%200.000" xlink:type="simple">tot_qty</text:a></text:p>
                </table:table-cell>
                <table:table-cell office:value-type="string">
                  <text:p><text:a xlink:href="python://round(get_total(get_invoice(),'price_unit'),0)%20or%200.00" xlink:type="simple">tot_unit</text:a></text:p>
                </table:table-cell>
                <table:table-cell table:style-name="ce24" office:value-type="string">
                  <text:p>Total Basic Price</text:p>
                </table:table-cell>
                <table:table-cell office:value-type="string">
                  <text:p><text:a xlink:href="python://round(get_total(get_invoice(),'total_basic_amt'),0)%20or%200.00" xlink:type="simple">tot_basic</text:a></text:p>
                </table:table-cell>
                <table:table-cell office:value-type="string">
                  <text:p><text:a xlink:href="python://round(get_total(get_invoice(),'exs_duty'),0)%20or%200.00" xlink:type="simple">ex_duty_tot</text:a></text:p>
                </table:table-cell>
                <table:table-cell office:value-type="string">
                  <text:p><text:a xlink:href="python://round(get_total(get_invoice(),'cst_subtotal'),0)%20or%200.00" xlink:type="simple">cst_subtotal</text:a></text:p>
                </table:table-cell>
                <table:table-cell office:value-type="string">
                  <text:p><text:a xlink:href="python://round(get_total(get_invoice(),'vat_subtotal'),0)%20or%200.00" xlink:type="simple">vat_subtotal</text:a></text:p>
                </table:table-cell>
                <table:table-cell office:value-type="string">
                  <text:p><text:a xlink:href="python://round(get_total(get_invoice(),'tcs_subtotal'),0)%20or%200.00" xlink:type="simple">tcs_subtotal</text:a></text:p>
                </table:table-cell>
                <table:table-cell office:value-type="string">
                  <text:p><text:a xlink:href="python://round(get_total(get_invoice(),'freight'),0)%20or%200.00" xlink:type="simple">freight</text:a></text:p>
                </table:table-cell>
                <table:table-cell office:value-type="string">
                  <text:p><text:a xlink:href="python://round(get_total(get_invoice(),'insurance'),0)%20or%200.00" xlink:type="simple">insurance</text:a></text:p>
                </table:table-cell>
                <table:table-cell office:value-type="string">
                  <text:p><text:a xlink:href="python://round(get_total(get_invoice(),'other'),0)%20or%200.00" xlink:type="simple">other charges</text:a></text:p>
                </table:table-cell>
                <table:table-cell table:style-name="ce11" office:value-type="string">
                  <text:p>Total</text:p>
                </table:table-cell>
                <table:table-cell office:value-type="string">
                  <text:p><text:a xlink:href="python://round(get_total(get_invoice(),'total_amt'),0)%20or%200.00" xlink:type="simple">tot_val</text:a></text:p>
                </table:table-cell>
                <table:table-cell table:number-columns-repeated="986"/>
              </table:table-row>
              <table:table-row table:style-name="ro2">
                <table:table-cell table:style-name="ce3" table:number-columns-repeated="2"/>
                <table:table-cell table:style-name="ce8"/>
                <table:table-cell/>
                <table:table-cell table:style-name="ce3" table:number-columns-repeated="5"/>
                <table:table-cell table:style-name="ce8"/>
                <table:table-cell table:style-name="ce3" table:number-columns-repeated="15"/>
                <table:table-cell table:style-name="ce15"/>
                <table:table-cell table:style-name="ce20"/>
                <table:table-cell table:style-name="ce25"/>
                <table:table-cell table:style-name="ce20" table:number-columns-repeated="8"/>
                <table:table-cell table:style-name="ce25"/>
                <table:table-cell table:style-name="ce20"/>
                <table:table-cell table:style-name="ce3"/>
                <table:table-cell table:style-name="ce27" table:number-columns-repeated="984"/>
                <table:table-cell/>
              </table:table-row>
              <table:table-row table:style-name="ro2">
                <table:table-cell table:style-name="ce3" table:number-columns-repeated="2"/>
                <table:table-cell table:style-name="ce8"/>
                <table:table-cell table:style-name="ce3" table:number-columns-repeated="6"/>
                <table:table-cell table:style-name="ce8"/>
                <table:table-cell table:style-name="ce3" table:number-columns-repeated="15"/>
                <table:table-cell table:style-name="ce16"/>
                <table:table-cell table:style-name="ce20"/>
                <table:table-cell table:style-name="ce25"/>
                <table:table-cell table:style-name="ce20" table:number-columns-repeated="8"/>
                <table:table-cell table:style-name="ce25"/>
                <table:table-cell table:style-name="ce20"/>
                <table:table-cell table:style-name="ce3"/>
                <table:table-cell table:style-name="ce27" table:number-columns-repeated="984"/>
                <table:table-cell/>
              </table:table-row>
              <table:table-row table:style-name="ro2" table:number-rows-repeated="295">
                <table:table-cell table:style-name="ce3" table:number-columns-repeated="2"/>
                <table:table-cell table:style-name="ce8"/>
                <table:table-cell table:style-name="ce3" table:number-columns-repeated="6"/>
                <table:table-cell table:style-name="ce8"/>
                <table:table-cell table:style-name="ce3" table:number-columns-repeated="15"/>
                <table:table-cell table:style-name="ce15"/>
                <table:table-cell table:style-name="ce20"/>
                <table:table-cell table:style-name="ce25"/>
                <table:table-cell table:style-name="ce20" table:number-columns-repeated="8"/>
                <table:table-cell table:style-name="ce25"/>
                <table:table-cell table:style-name="ce20"/>
                <table:table-cell table:style-name="ce3"/>
                <table:table-cell table:style-name="ce27" table:number-columns-repeated="984"/>
                <table:table-cell/>
              </table:table-row>
            </table:table-row-group>
            <table:table-row table:style-name="ro2">
              <table:table-cell table:style-name="ce4" table:number-columns-repeated="25"/>
              <table:table-cell table:style-name="ce17"/>
              <table:table-cell table:style-name="ce21"/>
              <table:table-cell table:style-name="ce26"/>
              <table:table-cell table:style-name="ce21" table:number-columns-repeated="8"/>
              <table:table-cell table:style-name="ce26"/>
              <table:table-cell table:style-name="ce21"/>
              <table:table-cell table:style-name="ce4"/>
              <table:table-cell table:style-name="ce27" table:number-columns-repeated="984"/>
              <table:table-cell/>
            </table:table-row>
          </table:table-row-group>
          <table:table-row table:style-name="ro2">
            <table:table-cell table:style-name="ce4" table:number-columns-repeated="25"/>
            <table:table-cell table:style-name="ce17"/>
            <table:table-cell table:style-name="ce21"/>
            <table:table-cell table:style-name="ce26"/>
            <table:table-cell table:style-name="ce21" table:number-columns-repeated="8"/>
            <table:table-cell table:style-name="ce26"/>
            <table:table-cell table:style-name="ce21"/>
            <table:table-cell table:style-name="ce4"/>
            <table:table-cell table:style-name="ce27" table:number-columns-repeated="984"/>
            <table:table-cell/>
          </table:table-row>
          <table:table-row-group>
            <table:table-row-group>
              <table:table-row table:style-name="ro2" table:number-rows-repeated="7">
                <table:table-cell table:style-name="ce3" table:number-columns-repeated="2"/>
                <table:table-cell table:style-name="ce8"/>
                <table:table-cell table:style-name="ce3" table:number-columns-repeated="6"/>
                <table:table-cell table:style-name="ce8"/>
                <table:table-cell table:style-name="ce3" table:number-columns-repeated="15"/>
                <table:table-cell table:style-name="ce15"/>
                <table:table-cell table:style-name="ce20"/>
                <table:table-cell table:style-name="ce25"/>
                <table:table-cell table:style-name="ce20" table:number-columns-repeated="8"/>
                <table:table-cell table:style-name="ce25"/>
                <table:table-cell table:style-name="ce20"/>
                <table:table-cell table:style-name="ce3"/>
                <table:table-cell table:style-name="ce27" table:number-columns-repeated="984"/>
                <table:table-cell/>
              </table:table-row>
            </table:table-row-group>
            <table:table-row table:style-name="ro2">
              <table:table-cell table:style-name="ce4" table:number-columns-repeated="25"/>
              <table:table-cell table:style-name="ce17"/>
              <table:table-cell table:style-name="ce21"/>
              <table:table-cell table:style-name="ce26"/>
              <table:table-cell table:style-name="ce21" table:number-columns-repeated="8"/>
              <table:table-cell table:style-name="ce26"/>
              <table:table-cell table:style-name="ce21"/>
              <table:table-cell table:style-name="ce4"/>
              <table:table-cell table:style-name="ce27" table:number-columns-repeated="984"/>
              <table:table-cell/>
            </table:table-row>
          </table:table-row-group>
          <table:table-row table:style-name="ro2">
            <table:table-cell table:style-name="ce4" table:number-columns-repeated="25"/>
            <table:table-cell table:style-name="ce17"/>
            <table:table-cell table:style-name="ce21"/>
            <table:table-cell table:style-name="ce26"/>
            <table:table-cell table:style-name="ce21" table:number-columns-repeated="8"/>
            <table:table-cell table:style-name="ce26"/>
            <table:table-cell table:style-name="ce21"/>
            <table:table-cell table:style-name="ce4"/>
            <table:table-cell table:style-name="ce27" table:number-columns-repeated="984"/>
            <table:table-cell/>
          </table:table-row>
        </table:table-row-group>
        <table:table-row table:style-name="ro2">
          <table:table-cell table:style-name="ce4" table:number-columns-repeated="25"/>
          <table:table-cell table:style-name="ce17"/>
          <table:table-cell table:style-name="ce21"/>
          <table:table-cell table:style-name="ce26"/>
          <table:table-cell table:style-name="ce21" table:number-columns-repeated="8"/>
          <table:table-cell table:style-name="ce26"/>
          <table:table-cell table:style-name="ce21"/>
          <table:table-cell table:style-name="ce4"/>
          <table:table-cell table:style-name="ce27" table:number-columns-repeated="984"/>
          <table:table-cell/>
        </table:table-row>
        <table:table-row table:style-name="ro2" table:number-rows-repeated="10482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number-style style:name="N139">
      <number:number number:decimal-places="0" number:min-integer-digits="2"/>
    </number:number-style>
    <number:number-style style:name="N140">
      <number:number number:decimal-places="3" number:min-integer-digits="2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71cm" style:rotation-align="none"/>
      <style:text-properties style:font-name="Arial1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P WebAS</meta:initial-creator>
    <meta:creation-date>2015-04-07T15:09:59</meta:creation-date>
    <dc:date>2016-06-07T18:40:05</dc:date>
    <meta:editing-cycles>157</meta:editing-cycles>
    <meta:generator>LibreOffice/3.5$Linux_x86 LibreOffice_project/350m1$Build-2</meta:generator>
    <meta:editing-duration>PT8H41M45S</meta:editing-duration>
    <dc:creator>Dev127 </dc:creator>
    <meta:document-statistic meta:table-count="1" meta:cell-count="102" meta:object-count="0"/>
    <meta:template xlink:type="simple" xlink:actuate="onRequest" xlink:title="Normal.dotm" xlink:href=""/>
  </office:meta>
</office:document-meta>
</file>